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18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0555in"/>
    </style:style>
    <style:style style:name="co7" style:family="table-column">
      <style:table-column-properties fo:break-before="auto" style:column-width="1.8717in"/>
    </style:style>
    <style:style style:name="co8" style:family="table-column">
      <style:table-column-properties fo:break-before="auto" style:column-width="1.7634in"/>
    </style:style>
    <style:style style:name="co9" style:family="table-column">
      <style:table-column-properties fo:break-before="auto" style:column-width="2.7646in"/>
    </style:style>
    <style:style style:name="ro1" style:family="table-row">
      <style:table-row-properties style:row-height="0.2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integer-digits="1" number:min-exponent-digits="2"/>
    </number:number-style>
    <number:time-style style:name="N20042" number:language="en" number:country="US">
      <number:hours number:style="long"/>
      <number:text>:</number:text>
      <number:minutes number:style="long"/>
      <number:text> </number:text>
      <number:am-pm/>
    </number:time-style>
    <number:time-style style:name="N20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 style:data-style-name="N10">
      <style:table-cell-properties fo:padding="0.028in"/>
      <style:text-properties style:text-position=""/>
    </style:style>
    <style:style style:name="ce3" style:family="table-cell" style:parent-style-name="Default" style:data-style-name="N11">
      <style:table-cell-properties fo:padding="0.028in"/>
      <style:text-properties style:text-position=""/>
    </style:style>
    <style:style style:name="ce4" style:family="table-cell" style:parent-style-name="Default" style:data-style-name="N3">
      <style:table-cell-properties fo:padding="0.028in"/>
      <style:text-properties style:text-position=""/>
    </style:style>
    <style:style style:name="ce5" style:family="table-cell" style:parent-style-name="Default" style:data-style-name="N4">
      <style:table-cell-properties fo:padding="0.028in"/>
      <style:text-properties style:text-position=""/>
    </style:style>
    <style:style style:name="ce6" style:family="table-cell" style:parent-style-name="Default" style:data-style-name="N153">
      <style:table-cell-properties fo:padding="0.028in"/>
      <style:text-properties style:text-position=""/>
    </style:style>
    <style:style style:name="ce7" style:family="table-cell" style:parent-style-name="Default" style:data-style-name="N61">
      <style:table-cell-properties fo:padding="0.028in"/>
      <style:text-properties style:text-position="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padding="0.028in"/>
    </style:style>
    <style:style style:name="ce10" style:family="table-cell" style:parent-style-name="Default" style:data-style-name="N10">
      <style:table-cell-properties fo:padding="0.028in"/>
    </style:style>
    <style:style style:name="ce11" style:family="table-cell" style:parent-style-name="Default" style:data-style-name="N11">
      <style:table-cell-properties fo:padding="0.028in"/>
    </style:style>
    <style:style style:name="ce12" style:family="table-cell" style:parent-style-name="Default" style:data-style-name="N3">
      <style:table-cell-properties fo:padding="0.028in"/>
    </style:style>
    <style:style style:name="ce13" style:family="table-cell" style:parent-style-name="Default" style:data-style-name="N4">
      <style:table-cell-properties fo:padding="0.028in"/>
    </style:style>
    <style:style style:name="ce14" style:family="table-cell" style:parent-style-name="Default" style:data-style-name="N153">
      <style:table-cell-properties fo:padding="0.028in"/>
    </style:style>
    <style:style style:name="ce15" style:family="table-cell" style:parent-style-name="Default" style:data-style-name="N61">
      <style:table-cell-properties fo:padding="0.028in"/>
    </style:style>
    <style:style style:name="ce1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6">
      <style:table-cell-properties fo:padding="0.028in"/>
      <style:text-properties style:font-name="Verdana"/>
    </style:style>
    <style:style style:name="ce18" style:family="table-cell" style:parent-style-name="Default" style:data-style-name="N41">
      <style:table-cell-properties fo:padding="0.028in"/>
      <style:text-properties style:font-name="Verdana"/>
    </style:style>
    <style:style style:name="ce19" style:family="table-cell" style:parent-style-name="Default" style:data-style-name="N189">
      <style:table-cell-properties fo:padding="0.028in"/>
      <style:text-properties style:font-name="Verdana"/>
    </style:style>
    <style:style style:name="ce20" style:family="table-cell" style:parent-style-name="Default" style:data-style-name="N20042">
      <style:table-cell-properties fo:padding="0.028in"/>
      <style:text-properties style:font-name="Verdana"/>
    </style:style>
    <style:style style:name="ce21" style:family="table-cell" style:parent-style-name="Default" style:data-style-name="N20043">
      <style:table-cell-properties fo:padding="0.028in"/>
      <style:text-properties style:font-name="Verdana"/>
    </style:style>
    <style:style style:name="ce22" style:family="table-cell" style:parent-style-name="Default" style:data-style-name="N10111">
      <style:table-cell-properties fo:padding="0.028in"/>
      <style:text-properties style:font-name="Verdana"/>
    </style:style>
    <style:style style:name="ce23" style:family="table-cell" style:parent-style-name="Default" style:data-style-name="N10112">
      <style:table-cell-properties fo:padding="0.028in"/>
      <style:text-properties style:font-name="Verdana"/>
    </style:style>
    <style:style style:name="ce24" style:family="table-cell" style:parent-style-name="Default" style:data-style-name="N150">
      <style:table-cell-properties fo:padding="0.028in"/>
      <style:text-properties style:font-name="Verdana"/>
    </style:style>
    <style:style style:name="ce25" style:family="table-cell" style:parent-style-name="Default" style:data-style-name="N151">
      <style:table-cell-properties fo:padding="0.028in"/>
      <style:text-properties style:font-name="Verdana"/>
    </style:style>
    <style:style style:name="ce26" style:family="table-cell" style:parent-style-name="Default">
      <style:text-properties style:font-name="Verdana"/>
    </style:style>
    <style:style style:name="ce27" style:family="table-cell" style:parent-style-name="Default">
      <style:table-cell-properties fo:padding="0.028in"/>
      <style:text-properties style:font-name="Verdana"/>
    </style:style>
  </office:automatic-styles>
  <office:body>
    <office:spreadsheet>
      <table:calculation-settings>
        <table:null-date table:date-value="1904-01-01"/>
      </table:calculation-settings>
      <table:table table:name="Numbers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float" office:value="-59000000">
            <text:p>-59000000</text:p>
          </table:table-cell>
          <table:table-cell office:value-type="string">
            <text:p>minus 59 million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1">
          <table:table-cell office:value-type="float" office:value="-988">
            <text:p>-988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1">
          <table:table-cell office:value-type="float" office:value="-124.23432">
            <text:p>-124,23432</text:p>
          </table:table-cell>
          <table:table-cell table:style-name="Default"/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1">
          <table:table-cell office:value-type="float" office:value="-81.9028508730274">
            <text:p>-81,90285087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-15">
            <text:p>-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-0.002934">
            <text:p>-0,002934</text:p>
          </table:table-cell>
          <table:table-cell office:value-type="string">
            <text:p>minus small fraction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inus zero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zero</text:p>
          </table:table-cell>
          <table:table-cell table:number-columns-repeated="3"/>
        </table:table-row>
        <table:table-row table:style-name="ro1">
          <table:table-cell office:value-type="float" office:value="0.000000005">
            <text:p>0,000000005</text:p>
          </table:table-cell>
          <table:table-cell office:value-type="string">
            <text:p>small fraction</text:p>
          </table:table-cell>
          <table:table-cell table:number-columns-repeated="3"/>
        </table:table-row>
        <table:table-row table:style-name="ro1">
          <table:table-cell office:value-type="float" office:value="0.982394">
            <text:p>0,982394</text:p>
          </table:table-cell>
          <table:table-cell office:value-type="string">
            <text:p>almost 1</text:p>
          </table:table-cell>
          <table:table-cell table:number-columns-repeated="3"/>
        </table:table-row>
        <table:table-row table:style-name="ro1">
          <table:table-cell office:value-type="float" office:value="3.14159265358979">
            <text:p>3,1415926536</text:p>
          </table:table-cell>
          <table:table-cell office:value-type="string">
            <text:p>some parts of pi</text:p>
          </table:table-cell>
          <table:table-cell table:number-columns-repeated="3"/>
        </table:table-row>
        <table:table-row table:style-name="ro1">
          <table:table-cell office:value-type="float" office:value="59000000">
            <text:p>59000000</text:p>
          </table:table-cell>
          <table:table-cell office:value-type="string">
            <text:p>59 million</text:p>
          </table:table-cell>
          <table:table-cell table:number-columns-repeated="3"/>
        </table:table-row>
        <table:table-row table:style-name="ro1">
          <table:table-cell office:value-type="float" office:value="59000000.1">
            <text:p>59000000,1</text:p>
          </table:table-cell>
          <table:table-cell office:value-type="string">
            <text:p>same + a tenth</text:p>
          </table:table-cell>
          <table:table-cell table:number-columns-repeated="3"/>
        </table:table-row>
        <table:table-row table:style-name="ro1">
          <table:table-cell table:style-name="ce2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3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4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5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6" office:value-type="float" office:value="-59000000.1234">
            <text:p>-590,0E+5</text:p>
          </table:table-cell>
          <table:table-cell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1">
          <table:table-cell table:style-name="ce7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</table:table>
      <table:table table:name="Texts" table:style-name="ta1" table:print="false">
        <table:table-column table:style-name="co3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nothing, empty text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1">
          <table:table-cell office:value-type="string">
            <text:p>a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a number</text:p>
          </table:table-cell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1">
          <table:table-cell office:value-type="string">
            <text:p>The quick brown fox jumps over the lazy dog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café au lait</text:p>
          </table:table-cell>
          <table:table-cell office:value-type="string">
            <text:p>accent aigue on the e</text:p>
          </table:table-cell>
          <table:table-cell table:number-columns-repeated="3"/>
        </table:table-row>
        <table:table-row table:style-name="ro1">
          <table:table-cell office:value-type="string">
            <text:p>водка</text:p>
          </table:table-cell>
          <table:table-cell office:value-type="string">
            <text:p>Cyrillic</text:p>
          </table:table-cell>
          <table:table-cell table:number-columns-repeated="3"/>
        </table:table-row>
        <table:table-row table:style-name="ro1">
          <table:table-cell office:value-type="string">
            <text:p>wódka</text:p>
          </table:table-cell>
          <table:table-cell office:value-type="string">
            <text:p>Polish o accent aigue</text:p>
          </table:table-cell>
          <table:table-cell table:number-columns-repeated="3"/>
        </table:table-row>
        <table:table-row table:style-name="ro1">
          <table:table-cell table:style-name="ce2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3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4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5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6" office:value-type="float" office:value="-59000000.1234">
            <text:p>-590,0E+5</text:p>
          </table:table-cell>
          <table:table-cell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1">
          <table:table-cell table:style-name="ce7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</table:table>
      <table:table table:name="Dates" table:style-name="ta1" table:print="false"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4" table:number-columns-repeated="1019" table:default-cell-style-name="ce26"/>
        <table:table-row table:style-name="ro3">
          <table:table-cell table:style-name="ce17" office:value-type="date" office:date-value="1905-09-12" calcext:value-type="date">
            <text:p>09/12/1905</text:p>
          </table:table-cell>
          <table:table-cell table:style-name="ce27" table:formula="of:=VALUE([.A1])" office:value-type="float" office:value="620" calcext:value-type="float">
            <text:p>620</text:p>
          </table:table-cell>
          <table:table-cell table:style-name="ce27" table:formula="of:=TEXT([.A1];&quot;yyyy\-mm\-ddThh\:mm\:ss&quot;)" office:value-type="string" office:string-value="1905-09-12T00:00:00" calcext:value-type="string">
            <text:p>1905-09-12T00:00:00</text:p>
          </table:table-cell>
          <table:table-cell table:style-name="ce27" office:value-type="string" calcext:value-type="string">
            <text:p>midnight</text:p>
          </table:table-cell>
          <table:table-cell table:style-name="ce16" office:value-type="string" calcext:value-type="string">
            <text:p>Please use the A column for cells that will be read by fpspreadsheet</text:p>
          </table:table-cell>
          <table:table-cell table:number-columns-repeated="1019"/>
        </table:table-row>
        <table:table-row table:style-name="ro3">
          <table:table-cell table:style-name="ce17" office:value-type="date" office:date-value="1908-09-12T12:00:00" calcext:value-type="date">
            <text:p>09/12/1908</text:p>
          </table:table-cell>
          <table:table-cell table:style-name="ce27" table:formula="of:=VALUE([.A2])" office:value-type="float" office:value="1716.5" calcext:value-type="float">
            <text:p>1716.5</text:p>
          </table:table-cell>
          <table:table-cell table:style-name="ce27" table:formula="of:=TEXT([.A2];&quot;yyyy\-mm\-ddThh\:mm\:ss&quot;)" office:value-type="string" office:string-value="1908-09-12T12:00:00" calcext:value-type="string">
            <text:p>1908-09-12T12:00:00</text:p>
          </table:table-cell>
          <table:table-cell table:style-name="ce27" office:value-type="string" calcext:value-type="string">
            <text:p>noon</text:p>
          </table:table-cell>
          <table:table-cell table:style-name="ce16" office:value-type="string" calcext:value-type="string">
            <text:p>Do not modify or delete cells; it will mess up the tests</text:p>
          </table:table-cell>
          <table:table-cell table:number-columns-repeated="1019"/>
        </table:table-row>
        <table:table-row table:style-name="ro3">
          <table:table-cell table:style-name="ce17" office:value-type="date" office:date-value="2013-11-24" calcext:value-type="date">
            <text:p>11/24/2013</text:p>
          </table:table-cell>
          <table:table-cell table:style-name="ce27" table:formula="of:=VALUE([.A3])" office:value-type="float" office:value="40140" calcext:value-type="float">
            <text:p>40140</text:p>
          </table:table-cell>
          <table:table-cell table:style-name="ce27" table:formula="of:=TEXT([.A3];&quot;yyyy\-mm\-ddThh\:mm\:ss&quot;)" office:value-type="string" office:string-value="2013-11-24T00:00:00" calcext:value-type="string">
            <text:p>2013-11-24T00:00:00</text:p>
          </table:table-cell>
          <table:table-cell table:style-name="ce27"/>
          <table:table-cell table:style-name="ce16" office:value-type="string" calcext:value-type="string">
            <text:p>You can use other cells for comments, intermediate calculations, etc</text:p>
          </table:table-cell>
          <table:table-cell table:number-columns-repeated="1019"/>
        </table:table-row>
        <table:table-row table:style-name="ro3">
          <table:table-cell table:style-name="ce17" office:value-type="date" office:date-value="2030-12-31" calcext:value-type="date">
            <text:p>12/31/2030</text:p>
          </table:table-cell>
          <table:table-cell table:style-name="ce27" table:formula="of:=VALUE([.A4])" office:value-type="float" office:value="46386" calcext:value-type="float">
            <text:p>46386</text:p>
          </table:table-cell>
          <table:table-cell table:style-name="ce27" table:formula="of:=TEXT([.A4];&quot;yyyy\-mm\-ddThh\:mm\:ss&quot;)" office:value-type="string" office:string-value="2030-12-31T00:00:00" calcext:value-type="string">
            <text:p>2030-12-31T00:00:00</text:p>
          </table:table-cell>
          <table:table-cell table:style-name="ce27" table:number-columns-repeated="2"/>
          <table:table-cell table:number-columns-repeated="1019"/>
        </table:table-row>
        <table:table-row table:style-name="ro3">
          <table:table-cell table:style-name="ce18" office:value-type="time" office:time-value="PT00H00M00S" calcext:value-type="time">
            <text:p>00:00:00</text:p>
          </table:table-cell>
          <table:table-cell table:style-name="ce27" table:formula="of:=VALUE([.A5])" office:value-type="float" office:value="0" calcext:value-type="float">
            <text:p>0</text:p>
          </table:table-cell>
          <table:table-cell table:style-name="ce27" table:formula="of:=TEXT([.A5];&quot;yyyy\-mm\-ddThh\:mm\:ss&quot;)" office:value-type="string" office:string-value="1904-01-01T00:00:00" calcext:value-type="string">
            <text:p>1904-01-01T00:00:00</text:p>
          </table:table-cell>
          <table:table-cell table:style-name="ce27" office:value-type="string" calcext:value-type="string">
            <text:p>time only...</text:p>
          </table:table-cell>
          <table:table-cell table:style-name="ce16" office:value-type="string" calcext:value-type="string">
            <text:p>Column B shows serial value of date/time.</text:p>
          </table:table-cell>
          <table:table-cell table:number-columns-repeated="1019"/>
        </table:table-row>
        <table:table-row table:style-name="ro3">
          <table:table-cell table:style-name="ce18" office:value-type="time" office:time-value="PT00H00M01S" calcext:value-type="time">
            <text:p>00:00:01</text:p>
          </table:table-cell>
          <table:table-cell table:style-name="ce27" table:formula="of:=VALUE([.A6])" office:value-type="float" office:value="0.0000115740740740741" calcext:value-type="float">
            <text:p>1.15740740740741E-005</text:p>
          </table:table-cell>
          <table:table-cell table:style-name="ce27" table:formula="of:=TEXT([.A6];&quot;yyyy\-mm\-ddThh\:mm\:ss&quot;)" office:value-type="string" office:string-value="1904-01-01T00:00:01" calcext:value-type="string">
            <text:p>1904-01-01T00:00:01</text:p>
          </table:table-cell>
          <table:table-cell table:style-name="ce27" office:value-type="string" calcext:value-type="string">
            <text:p>just after midnight</text:p>
          </table:table-cell>
          <table:table-cell table:style-name="ce27"/>
          <table:table-cell table:number-columns-repeated="1019"/>
        </table:table-row>
        <table:table-row table:style-name="ro3">
          <table:table-cell table:style-name="ce18" office:value-type="time" office:time-value="PT01H00M00S" calcext:value-type="time">
            <text:p>01:00:00</text:p>
          </table:table-cell>
          <table:table-cell table:style-name="ce27" table:formula="of:=VALUE([.A7])" office:value-type="float" office:value="0.0416666666666667" calcext:value-type="float">
            <text:p>0.0416666667</text:p>
          </table:table-cell>
          <table:table-cell table:style-name="ce27" table:formula="of:=TEXT([.A7];&quot;yyyy\-mm\-ddThh\:mm\:ss&quot;)" office:value-type="string" office:string-value="1904-01-01T01:00:00" calcext:value-type="string">
            <text:p>1904-01-01T01:00:00</text:p>
          </table:table-cell>
          <table:table-cell table:style-name="ce27"/>
          <table:table-cell table:style-name="ce16" office:value-type="string" calcext:value-type="string">
            <text:p>Column C shows data/time as string.</text:p>
          </table:table-cell>
          <table:table-cell table:number-columns-repeated="1019"/>
        </table:table-row>
        <table:table-row table:style-name="ro3">
          <table:table-cell table:style-name="ce18" office:value-type="time" office:time-value="PT03H00M00S" calcext:value-type="time">
            <text:p>03:00:00</text:p>
          </table:table-cell>
          <table:table-cell table:style-name="ce27" table:formula="of:=VALUE([.A8])" office:value-type="float" office:value="0.125" calcext:value-type="float">
            <text:p>0.125</text:p>
          </table:table-cell>
          <table:table-cell table:style-name="ce27" table:formula="of:=TEXT([.A8];&quot;yyyy\-mm\-ddThh\:mm\:ss&quot;)" office:value-type="string" office:string-value="1904-01-01T03:00:00" calcext:value-type="string">
            <text:p>1904-01-01T03:00:00</text:p>
          </table:table-cell>
          <table:table-cell table:style-name="ce27" table:number-columns-repeated="2"/>
          <table:table-cell table:number-columns-repeated="1019"/>
        </table:table-row>
        <table:table-row table:style-name="ro3">
          <table:table-cell table:style-name="ce18" office:value-type="time" office:time-value="PT12H00M00S" calcext:value-type="time">
            <text:p>12:00:00</text:p>
          </table:table-cell>
          <table:table-cell table:style-name="ce27" table:formula="of:=VALUE([.A9])" office:value-type="float" office:value="0.5" calcext:value-type="float">
            <text:p>0.5</text:p>
          </table:table-cell>
          <table:table-cell table:style-name="ce27" table:formula="of:=TEXT([.A9];&quot;yyyy\-mm\-ddThh\:mm\:ss&quot;)" office:value-type="string" office:string-value="1904-01-01T12:00:00" calcext:value-type="string">
            <text:p>1904-01-01T12:00:00</text:p>
          </table:table-cell>
          <table:table-cell table:style-name="ce27" office:value-type="string" calcext:value-type="string">
            <text:p>noon</text:p>
          </table:table-cell>
          <table:table-cell table:style-name="ce27"/>
          <table:table-cell table:number-columns-repeated="1019"/>
        </table:table-row>
        <table:table-row table:style-name="ro3">
          <table:table-cell table:style-name="ce18" office:value-type="time" office:time-value="PT18H00M00S" calcext:value-type="time">
            <text:p>18:00:00</text:p>
          </table:table-cell>
          <table:table-cell table:style-name="ce27" table:formula="of:=VALUE([.A10])" office:value-type="float" office:value="0.75" calcext:value-type="float">
            <text:p>0.75</text:p>
          </table:table-cell>
          <table:table-cell table:style-name="ce27" table:formula="of:=TEXT([.A10];&quot;yyyy\-mm\-ddThh\:mm\:ss&quot;)" office:value-type="string" office:string-value="1904-01-01T18:00:00" calcext:value-type="string">
            <text:p>1904-01-01T18:00:00</text:p>
          </table:table-cell>
          <table:table-cell table:style-name="ce27" table:number-columns-repeated="2"/>
          <table:table-cell table:number-columns-repeated="1019"/>
        </table:table-row>
        <table:table-row table:style-name="ro3">
          <table:table-cell table:style-name="ce18" office:value-type="time" office:time-value="PT23H59M00S" calcext:value-type="time">
            <text:p>23:59:00</text:p>
          </table:table-cell>
          <table:table-cell table:style-name="ce27" table:formula="of:=VALUE([.A11])" office:value-type="float" office:value="0.999305555555556" calcext:value-type="float">
            <text:p>0.9993055556</text:p>
          </table:table-cell>
          <table:table-cell table:style-name="ce27" table:formula="of:=TEXT([.A11];&quot;yyyy\-mm\-ddThh\:mm\:ss&quot;)" office:value-type="string" office:string-value="1904-01-01T23:59:00" calcext:value-type="string">
            <text:p>1904-01-01T23:59:00</text:p>
          </table:table-cell>
          <table:table-cell table:style-name="ce27" table:number-columns-repeated="2"/>
          <table:table-cell table:number-columns-repeated="1019"/>
        </table:table-row>
        <table:table-row table:style-name="ro3">
          <table:table-cell table:style-name="ce18" office:value-type="time" office:time-value="PT23H59M59S" calcext:value-type="time">
            <text:p>23:59:59</text:p>
          </table:table-cell>
          <table:table-cell table:style-name="ce27" table:formula="of:=VALUE([.A12])" office:value-type="float" office:value="0.999988425925926" calcext:value-type="float">
            <text:p>0.9999884259</text:p>
          </table:table-cell>
          <table:table-cell table:style-name="ce27" table:formula="of:=TEXT([.A12];&quot;yyyy\-mm\-ddThh\:mm\:ss&quot;)" office:value-type="string" office:string-value="1904-01-01T23:59:59" calcext:value-type="string">
            <text:p>1904-01-01T23:59:59</text:p>
          </table:table-cell>
          <table:table-cell table:style-name="ce27" office:value-type="string" calcext:value-type="string">
            <text:p>almost midnight</text:p>
          </table:table-cell>
          <table:table-cell table:style-name="ce27"/>
          <table:table-cell table:number-columns-repeated="1019"/>
        </table:table-row>
        <table:table-row table:style-name="ro3">
          <table:table-cell table:style-name="ce17" office:value-type="date" office:date-value="1908-09-12T12:00:00" calcext:value-type="date">
            <text:p>09/12/1908</text:p>
          </table:table-cell>
          <table:table-cell table:style-name="ce27" table:formula="of:=VALUE([.A13])" office:value-type="float" office:value="1716.5" calcext:value-type="float">
            <text:p>1716.5</text:p>
          </table:table-cell>
          <table:table-cell table:style-name="ce27" table:formula="of:=TEXT([.A13];&quot;yyyy\-mm\-ddThh\:mm\:ss&quot;)" office:value-type="string" office:string-value="1908-09-12T12:00:00" calcext:value-type="string">
            <text:p>1908-09-12T12:00:00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formatted as nfShortDateTime</text:p>
          </table:table-cell>
          <table:table-cell table:number-columns-repeated="1019"/>
        </table:table-row>
        <table:table-row table:style-name="ro3">
          <table:table-cell table:style-name="ce19" office:value-type="float" office:value="1716.5" calcext:value-type="float">
            <text:p>12:00</text:p>
          </table:table-cell>
          <table:table-cell table:style-name="ce27" table:formula="of:=VALUE([.A14])" office:value-type="float" office:value="1716.5" calcext:value-type="float">
            <text:p>1716.5</text:p>
          </table:table-cell>
          <table:table-cell table:style-name="ce27" table:formula="of:=TEXT([.A14];&quot;yyyy\-mm\-ddThh\:mm\:ss&quot;)" office:value-type="string" office:string-value="1908-09-12T12:00:00" calcext:value-type="string">
            <text:p>1908-09-12T12:00:00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formatted as nfShortTime</text:p>
          </table:table-cell>
          <table:table-cell table:number-columns-repeated="1019"/>
        </table:table-row>
        <table:table-row table:style-name="ro3">
          <table:table-cell table:style-name="ce18" office:value-type="time" office:time-value="PT41196H00M00S" calcext:value-type="time">
            <text:p>12:00:00</text:p>
          </table:table-cell>
          <table:table-cell table:style-name="ce27" table:formula="of:=VALUE([.A15])" office:value-type="float" office:value="1716.5" calcext:value-type="float">
            <text:p>1716.5</text:p>
          </table:table-cell>
          <table:table-cell table:style-name="ce27" table:formula="of:=TEXT([.A15];&quot;yyyy\-mm\-ddThh\:mm\:ss&quot;)" office:value-type="string" office:string-value="1908-09-12T12:00:00" calcext:value-type="string">
            <text:p>1908-09-12T12:00:00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formatted as nfLongTime</text:p>
          </table:table-cell>
          <table:table-cell table:number-columns-repeated="1019"/>
        </table:table-row>
        <table:table-row table:style-name="ro3">
          <table:table-cell table:style-name="ce20" office:value-type="time" office:time-value="PT41196H00M00S" calcext:value-type="time">
            <text:p>12:00 PM</text:p>
          </table:table-cell>
          <table:table-cell table:style-name="ce27" table:formula="of:=VALUE([.A16])" office:value-type="float" office:value="1716.5" calcext:value-type="float">
            <text:p>1716.5</text:p>
          </table:table-cell>
          <table:table-cell table:style-name="ce27" table:formula="of:=TEXT([.A16];&quot;yyyy\-mm\-ddThh\:mm\:ss&quot;)" office:value-type="string" office:string-value="1908-09-12T12:00:00" calcext:value-type="string">
            <text:p>1908-09-12T12:00:00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formatted as nfShortTimeAM</text:p>
          </table:table-cell>
          <table:table-cell table:number-columns-repeated="1019"/>
        </table:table-row>
        <table:table-row table:style-name="ro3">
          <table:table-cell table:style-name="ce21" office:value-type="time" office:time-value="PT41196H00M00S" calcext:value-type="time">
            <text:p>12:00:00 PM</text:p>
          </table:table-cell>
          <table:table-cell table:style-name="ce27" table:formula="of:=VALUE([.A17])" office:value-type="float" office:value="1716.5" calcext:value-type="float">
            <text:p>1716.5</text:p>
          </table:table-cell>
          <table:table-cell table:style-name="ce27" table:formula="of:=TEXT([.A17];&quot;yyyy\-mm\-ddThh\:mm\:ss&quot;)" office:value-type="string" office:string-value="1908-09-12T12:00:00" calcext:value-type="string">
            <text:p>1908-09-12T12:00:00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formatted as nfLongTimeAM</text:p>
          </table:table-cell>
          <table:table-cell table:number-columns-repeated="1019"/>
        </table:table-row>
        <table:table-row table:style-name="ro3">
          <table:table-cell table:style-name="ce22" office:value-type="date" office:date-value="1908-09-12T12:00:00" calcext:value-type="date">
            <text:p>12-Sep</text:p>
          </table:table-cell>
          <table:table-cell table:style-name="ce27" table:formula="of:=VALUE([.A18])" office:value-type="float" office:value="1716.5" calcext:value-type="float">
            <text:p>1716.5</text:p>
          </table:table-cell>
          <table:table-cell table:style-name="ce27" table:formula="of:=TEXT([.A18];&quot;yyyy\-mm\-ddThh\:mm\:ss&quot;)" office:value-type="string" office:string-value="1908-09-12T12:00:00" calcext:value-type="string">
            <text:p>1908-09-12T12:00:00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formatted as nfFmtDateTime, dm</text:p>
          </table:table-cell>
          <table:table-cell table:number-columns-repeated="1019"/>
        </table:table-row>
        <table:table-row table:style-name="ro3">
          <table:table-cell table:style-name="ce23" office:value-type="date" office:date-value="1908-09-12T12:00:00" calcext:value-type="date">
            <text:p>Sep-08</text:p>
          </table:table-cell>
          <table:table-cell table:style-name="ce27" table:formula="of:=VALUE([.A19])" office:value-type="float" office:value="1716.5" calcext:value-type="float">
            <text:p>1716.5</text:p>
          </table:table-cell>
          <table:table-cell table:style-name="ce27" table:formula="of:=TEXT([.A19];&quot;yyyy\-mm\-ddThh\:mm\:ss&quot;)" office:value-type="string" office:string-value="1908-09-12T12:00:00" calcext:value-type="string">
            <text:p>1908-09-12T12:00:00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formatted as nfFmtDateTime, my</text:p>
          </table:table-cell>
          <table:table-cell table:number-columns-repeated="1019"/>
        </table:table-row>
        <table:table-row table:style-name="ro3">
          <table:table-cell table:style-name="ce24" office:value-type="time" office:time-value="PT41196H00M00S" calcext:value-type="time">
            <text:p>00:00</text:p>
          </table:table-cell>
          <table:table-cell table:style-name="ce27" table:formula="of:=VALUE([.A20])" office:value-type="float" office:value="1716.5" calcext:value-type="float">
            <text:p>1716.5</text:p>
          </table:table-cell>
          <table:table-cell table:style-name="ce27" table:formula="of:=TEXT([.A20];&quot;yyyy\-mm\-ddThh\:mm\:ss&quot;)" office:value-type="string" office:string-value="1908-09-12T12:00:00" calcext:value-type="string">
            <text:p>1908-09-12T12:00:00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formatted as nfFmtDateTime, ms</text:p>
          </table:table-cell>
          <table:table-cell table:number-columns-repeated="1019"/>
        </table:table-row>
        <table:table-row table:style-name="ro3">
          <table:table-cell table:style-name="ce17" office:value-type="date" office:date-value="1904-01-01T00:00:01" calcext:value-type="date">
            <text:p>01/01/1904</text:p>
          </table:table-cell>
          <table:table-cell table:style-name="ce27" table:formula="of:=VALUE([.A21])" office:value-type="float" office:value="0.0000115740740740741" calcext:value-type="float">
            <text:p>1.15740740740741E-005</text:p>
          </table:table-cell>
          <table:table-cell table:style-name="ce27" table:formula="of:=TEXT([.A21];&quot;yyyy\-mm\-ddThh\:mm\:ss&quot;)" office:value-type="string" office:string-value="1904-01-01T00:00:01" calcext:value-type="string">
            <text:p>1904-01-01T00:00:01</text:p>
          </table:table-cell>
          <table:table-cell table:style-name="ce27" office:value-type="string" calcext:value-type="string">
            <text:p>just after midnight</text:p>
          </table:table-cell>
          <table:table-cell table:style-name="ce27" office:value-type="string" calcext:value-type="string">
            <text:p>formatted as nfShortDateTime</text:p>
          </table:table-cell>
          <table:table-cell table:number-columns-repeated="1019"/>
        </table:table-row>
        <table:table-row table:style-name="ro3">
          <table:table-cell table:style-name="ce19" office:value-type="float" office:value="0.0000115740740740741" calcext:value-type="float">
            <text:p>0:00</text:p>
          </table:table-cell>
          <table:table-cell table:style-name="ce27" table:formula="of:=VALUE([.A22])" office:value-type="float" office:value="0.0000115740740740741" calcext:value-type="float">
            <text:p>1.15740740740741E-005</text:p>
          </table:table-cell>
          <table:table-cell table:style-name="ce27" table:formula="of:=TEXT([.A22];&quot;yyyy\-mm\-ddThh\:mm\:ss&quot;)" office:value-type="string" office:string-value="1904-01-01T00:00:01" calcext:value-type="string">
            <text:p>1904-01-01T00:00:01</text:p>
          </table:table-cell>
          <table:table-cell table:style-name="ce27" office:value-type="string" calcext:value-type="string">
            <text:p>just after midnight</text:p>
          </table:table-cell>
          <table:table-cell table:style-name="ce27" office:value-type="string" calcext:value-type="string">
            <text:p>formatted as nfShortTime</text:p>
          </table:table-cell>
          <table:table-cell table:number-columns-repeated="1019"/>
        </table:table-row>
        <table:table-row table:style-name="ro3">
          <table:table-cell table:style-name="ce18" office:value-type="time" office:time-value="PT00H00M01S" calcext:value-type="time">
            <text:p>00:00:01</text:p>
          </table:table-cell>
          <table:table-cell table:style-name="ce27" table:formula="of:=VALUE([.A23])" office:value-type="float" office:value="0.0000115740740740741" calcext:value-type="float">
            <text:p>1.15740740740741E-005</text:p>
          </table:table-cell>
          <table:table-cell table:style-name="ce27" table:formula="of:=TEXT([.A23];&quot;yyyy\-mm\-ddThh\:mm\:ss&quot;)" office:value-type="string" office:string-value="1904-01-01T00:00:01" calcext:value-type="string">
            <text:p>1904-01-01T00:00:01</text:p>
          </table:table-cell>
          <table:table-cell table:style-name="ce27" office:value-type="string" calcext:value-type="string">
            <text:p>just after midnight</text:p>
          </table:table-cell>
          <table:table-cell table:style-name="ce27" office:value-type="string" calcext:value-type="string">
            <text:p>formatted as nfLongTime</text:p>
          </table:table-cell>
          <table:table-cell table:number-columns-repeated="1019"/>
        </table:table-row>
        <table:table-row table:style-name="ro3">
          <table:table-cell table:style-name="ce20" office:value-type="time" office:time-value="PT00H00M01S" calcext:value-type="time">
            <text:p>12:00 AM</text:p>
          </table:table-cell>
          <table:table-cell table:style-name="ce27" table:formula="of:=VALUE([.A24])" office:value-type="float" office:value="0.0000115740740740741" calcext:value-type="float">
            <text:p>1.15740740740741E-005</text:p>
          </table:table-cell>
          <table:table-cell table:style-name="ce27" table:formula="of:=TEXT([.A24];&quot;yyyy\-mm\-ddThh\:mm\:ss&quot;)" office:value-type="string" office:string-value="1904-01-01T00:00:01" calcext:value-type="string">
            <text:p>1904-01-01T00:00:01</text:p>
          </table:table-cell>
          <table:table-cell table:style-name="ce27" office:value-type="string" calcext:value-type="string">
            <text:p>just after midnight</text:p>
          </table:table-cell>
          <table:table-cell table:style-name="ce27" office:value-type="string" calcext:value-type="string">
            <text:p>formatted as nfShortTimeAM</text:p>
          </table:table-cell>
          <table:table-cell table:number-columns-repeated="1019"/>
        </table:table-row>
        <table:table-row table:style-name="ro3">
          <table:table-cell table:style-name="ce21" office:value-type="time" office:time-value="PT00H00M01S" calcext:value-type="time">
            <text:p>12:00:01 AM</text:p>
          </table:table-cell>
          <table:table-cell table:style-name="ce27" table:formula="of:=VALUE([.A25])" office:value-type="float" office:value="0.0000115740740740741" calcext:value-type="float">
            <text:p>1.15740740740741E-005</text:p>
          </table:table-cell>
          <table:table-cell table:style-name="ce27" table:formula="of:=TEXT([.A25];&quot;yyyy\-mm\-ddThh\:mm\:ss&quot;)" office:value-type="string" office:string-value="1904-01-01T00:00:01" calcext:value-type="string">
            <text:p>1904-01-01T00:00:01</text:p>
          </table:table-cell>
          <table:table-cell table:style-name="ce27" office:value-type="string" calcext:value-type="string">
            <text:p>just after midnight</text:p>
          </table:table-cell>
          <table:table-cell table:style-name="ce27" office:value-type="string" calcext:value-type="string">
            <text:p>formatted as nfLongTimeAM</text:p>
          </table:table-cell>
          <table:table-cell table:number-columns-repeated="1019"/>
        </table:table-row>
        <table:table-row table:style-name="ro3">
          <table:table-cell table:style-name="ce22" office:value-type="date" office:date-value="1904-01-01T00:00:01" calcext:value-type="date">
            <text:p>01-Jan</text:p>
          </table:table-cell>
          <table:table-cell table:style-name="ce27" table:formula="of:=VALUE([.A26])" office:value-type="float" office:value="0.0000115740740740741" calcext:value-type="float">
            <text:p>1.15740740740741E-005</text:p>
          </table:table-cell>
          <table:table-cell table:style-name="ce27" table:formula="of:=TEXT([.A26];&quot;yyyy\-mm\-ddThh\:mm\:ss&quot;)" office:value-type="string" office:string-value="1904-01-01T00:00:01" calcext:value-type="string">
            <text:p>1904-01-01T00:00:01</text:p>
          </table:table-cell>
          <table:table-cell table:style-name="ce27" office:value-type="string" calcext:value-type="string">
            <text:p>just after midnight</text:p>
          </table:table-cell>
          <table:table-cell table:style-name="ce27" office:value-type="string" calcext:value-type="string">
            <text:p>formatted as nfFmtDateTime, dm</text:p>
          </table:table-cell>
          <table:table-cell table:number-columns-repeated="1019"/>
        </table:table-row>
        <table:table-row table:style-name="ro3">
          <table:table-cell table:style-name="ce23" office:value-type="date" office:date-value="1904-01-01T00:00:01" calcext:value-type="date">
            <text:p>Jan-04</text:p>
          </table:table-cell>
          <table:table-cell table:style-name="ce27" table:formula="of:=VALUE([.A27])" office:value-type="float" office:value="0.0000115740740740741" calcext:value-type="float">
            <text:p>1.15740740740741E-005</text:p>
          </table:table-cell>
          <table:table-cell table:style-name="ce27" table:formula="of:=TEXT([.A27];&quot;yyyy\-mm\-ddThh\:mm\:ss&quot;)" office:value-type="string" office:string-value="1904-01-01T00:00:01" calcext:value-type="string">
            <text:p>1904-01-01T00:00:01</text:p>
          </table:table-cell>
          <table:table-cell table:style-name="ce27" office:value-type="string" calcext:value-type="string">
            <text:p>just after midnight</text:p>
          </table:table-cell>
          <table:table-cell table:style-name="ce27" office:value-type="string" calcext:value-type="string">
            <text:p>formatted as nfFmtDateTime, my</text:p>
          </table:table-cell>
          <table:table-cell table:number-columns-repeated="1019"/>
        </table:table-row>
        <table:table-row table:style-name="ro3">
          <table:table-cell table:style-name="ce24" office:value-type="time" office:time-value="PT00H00M01S" calcext:value-type="time">
            <text:p>00:01</text:p>
          </table:table-cell>
          <table:table-cell table:style-name="ce27" table:formula="of:=VALUE([.A28])" office:value-type="float" office:value="0.0000115740740740741" calcext:value-type="float">
            <text:p>1.15740740740741E-005</text:p>
          </table:table-cell>
          <table:table-cell table:style-name="ce27" table:formula="of:=TEXT([.A28];&quot;yyyy\-mm\-ddThh\:mm\:ss&quot;)" office:value-type="string" office:string-value="1904-01-01T00:00:01" calcext:value-type="string">
            <text:p>1904-01-01T00:00:01</text:p>
          </table:table-cell>
          <table:table-cell table:style-name="ce27" office:value-type="string" calcext:value-type="string">
            <text:p>just after midnight</text:p>
          </table:table-cell>
          <table:table-cell table:style-name="ce27" office:value-type="string" calcext:value-type="string">
            <text:p>formatted as nfFmtDateTime, ms</text:p>
          </table:table-cell>
          <table:table-cell table:number-columns-repeated="1019"/>
        </table:table-row>
        <table:table-row table:style-name="ro3">
          <table:table-cell table:style-name="ce17" office:value-type="date" office:date-value="1904-01-01T23:59:59.00000000001" calcext:value-type="date">
            <text:p>01/01/1904</text:p>
          </table:table-cell>
          <table:table-cell table:style-name="ce27" table:formula="of:=VALUE([.A29])" office:value-type="float" office:value="0.999988425925926" calcext:value-type="float">
            <text:p>0.9999884259</text:p>
          </table:table-cell>
          <table:table-cell table:style-name="ce27" table:formula="of:=TEXT([.A29];&quot;yyyy\-mm\-ddThh\:mm\:ss&quot;)" office:value-type="string" office:string-value="1904-01-01T23:59:59" calcext:value-type="string">
            <text:p>1904-01-01T23:59:59</text:p>
          </table:table-cell>
          <table:table-cell table:style-name="ce27" office:value-type="string" calcext:value-type="string">
            <text:p>almost midnight</text:p>
          </table:table-cell>
          <table:table-cell table:style-name="ce27" office:value-type="string" calcext:value-type="string">
            <text:p>formatted as nfShortDateTime</text:p>
          </table:table-cell>
          <table:table-cell table:number-columns-repeated="1019"/>
        </table:table-row>
        <table:table-row table:style-name="ro3">
          <table:table-cell table:style-name="ce19" office:value-type="float" office:value="0.999988425925926" calcext:value-type="float">
            <text:p>23:59</text:p>
          </table:table-cell>
          <table:table-cell table:style-name="ce27" table:formula="of:=VALUE([.A30])" office:value-type="float" office:value="0.999988425925926" calcext:value-type="float">
            <text:p>0.9999884259</text:p>
          </table:table-cell>
          <table:table-cell table:style-name="ce27" table:formula="of:=TEXT([.A30];&quot;yyyy\-mm\-ddThh\:mm\:ss&quot;)" office:value-type="string" office:string-value="1904-01-01T23:59:59" calcext:value-type="string">
            <text:p>1904-01-01T23:59:59</text:p>
          </table:table-cell>
          <table:table-cell table:style-name="ce27" office:value-type="string" calcext:value-type="string">
            <text:p>almost midnight</text:p>
          </table:table-cell>
          <table:table-cell table:style-name="ce27" office:value-type="string" calcext:value-type="string">
            <text:p>formatted as nfShortTime</text:p>
          </table:table-cell>
          <table:table-cell table:number-columns-repeated="1019"/>
        </table:table-row>
        <table:table-row table:style-name="ro3">
          <table:table-cell table:style-name="ce18" office:value-type="time" office:time-value="PT23H59M59S" calcext:value-type="time">
            <text:p>23:59:59</text:p>
          </table:table-cell>
          <table:table-cell table:style-name="ce27" table:formula="of:=VALUE([.A31])" office:value-type="float" office:value="0.999988425925926" calcext:value-type="float">
            <text:p>0.9999884259</text:p>
          </table:table-cell>
          <table:table-cell table:style-name="ce27" table:formula="of:=TEXT([.A31];&quot;yyyy\-mm\-ddThh\:mm\:ss&quot;)" office:value-type="string" office:string-value="1904-01-01T23:59:59" calcext:value-type="string">
            <text:p>1904-01-01T23:59:59</text:p>
          </table:table-cell>
          <table:table-cell table:style-name="ce27" office:value-type="string" calcext:value-type="string">
            <text:p>almost midnight</text:p>
          </table:table-cell>
          <table:table-cell table:style-name="ce27" office:value-type="string" calcext:value-type="string">
            <text:p>formatted as nfLongTime</text:p>
          </table:table-cell>
          <table:table-cell table:number-columns-repeated="1019"/>
        </table:table-row>
        <table:table-row table:style-name="ro3">
          <table:table-cell table:style-name="ce20" office:value-type="time" office:time-value="PT23H59M59S" calcext:value-type="time">
            <text:p>11:59 PM</text:p>
          </table:table-cell>
          <table:table-cell table:style-name="ce27" table:formula="of:=VALUE([.A32])" office:value-type="float" office:value="0.999988425925926" calcext:value-type="float">
            <text:p>0.9999884259</text:p>
          </table:table-cell>
          <table:table-cell table:style-name="ce27" table:formula="of:=TEXT([.A32];&quot;yyyy\-mm\-ddThh\:mm\:ss&quot;)" office:value-type="string" office:string-value="1904-01-01T23:59:59" calcext:value-type="string">
            <text:p>1904-01-01T23:59:59</text:p>
          </table:table-cell>
          <table:table-cell table:style-name="ce27" office:value-type="string" calcext:value-type="string">
            <text:p>almost midnight</text:p>
          </table:table-cell>
          <table:table-cell table:style-name="ce27" office:value-type="string" calcext:value-type="string">
            <text:p>formatted as nfShortTimeAM</text:p>
          </table:table-cell>
          <table:table-cell table:number-columns-repeated="1019"/>
        </table:table-row>
        <table:table-row table:style-name="ro3">
          <table:table-cell table:style-name="ce21" office:value-type="time" office:time-value="PT23H59M59S" calcext:value-type="time">
            <text:p>11:59:59 PM</text:p>
          </table:table-cell>
          <table:table-cell table:style-name="ce27" table:formula="of:=VALUE([.A33])" office:value-type="float" office:value="0.999988425925926" calcext:value-type="float">
            <text:p>0.9999884259</text:p>
          </table:table-cell>
          <table:table-cell table:style-name="ce27" table:formula="of:=TEXT([.A33];&quot;yyyy\-mm\-ddThh\:mm\:ss&quot;)" office:value-type="string" office:string-value="1904-01-01T23:59:59" calcext:value-type="string">
            <text:p>1904-01-01T23:59:59</text:p>
          </table:table-cell>
          <table:table-cell table:style-name="ce27" office:value-type="string" calcext:value-type="string">
            <text:p>almost midnight</text:p>
          </table:table-cell>
          <table:table-cell table:style-name="ce27" office:value-type="string" calcext:value-type="string">
            <text:p>formatted as nfLongTimeAM</text:p>
          </table:table-cell>
          <table:table-cell table:number-columns-repeated="1019"/>
        </table:table-row>
        <table:table-row table:style-name="ro3">
          <table:table-cell table:style-name="ce22" office:value-type="date" office:date-value="1904-01-01T23:59:59.00000000001" calcext:value-type="date">
            <text:p>01-Jan</text:p>
          </table:table-cell>
          <table:table-cell table:style-name="ce27" table:formula="of:=VALUE([.A34])" office:value-type="float" office:value="0.999988425925926" calcext:value-type="float">
            <text:p>0.9999884259</text:p>
          </table:table-cell>
          <table:table-cell table:style-name="ce27" table:formula="of:=TEXT([.A34];&quot;yyyy\-mm\-ddThh\:mm\:ss&quot;)" office:value-type="string" office:string-value="1904-01-01T23:59:59" calcext:value-type="string">
            <text:p>1904-01-01T23:59:59</text:p>
          </table:table-cell>
          <table:table-cell table:style-name="ce27" office:value-type="string" calcext:value-type="string">
            <text:p>almost midnight</text:p>
          </table:table-cell>
          <table:table-cell table:style-name="ce27" office:value-type="string" calcext:value-type="string">
            <text:p>formatted as nfFmtDateTime, dm</text:p>
          </table:table-cell>
          <table:table-cell table:number-columns-repeated="1019"/>
        </table:table-row>
        <table:table-row table:style-name="ro3">
          <table:table-cell table:style-name="ce23" office:value-type="date" office:date-value="1904-01-01T23:59:59.00000000001" calcext:value-type="date">
            <text:p>Jan-04</text:p>
          </table:table-cell>
          <table:table-cell table:style-name="ce27" table:formula="of:=VALUE([.A35])" office:value-type="float" office:value="0.999988425925926" calcext:value-type="float">
            <text:p>0.9999884259</text:p>
          </table:table-cell>
          <table:table-cell table:style-name="ce27" table:formula="of:=TEXT([.A35];&quot;yyyy\-mm\-ddThh\:mm\:ss&quot;)" office:value-type="string" office:string-value="1904-01-01T23:59:59" calcext:value-type="string">
            <text:p>1904-01-01T23:59:59</text:p>
          </table:table-cell>
          <table:table-cell table:style-name="ce27" office:value-type="string" calcext:value-type="string">
            <text:p>almost midnight</text:p>
          </table:table-cell>
          <table:table-cell table:style-name="ce27" office:value-type="string" calcext:value-type="string">
            <text:p>formatted as nfFmtDateTime, my</text:p>
          </table:table-cell>
          <table:table-cell table:number-columns-repeated="1019"/>
        </table:table-row>
        <table:table-row table:style-name="ro3">
          <table:table-cell table:style-name="ce24" office:value-type="time" office:time-value="PT23H59M59S" calcext:value-type="time">
            <text:p>59:59</text:p>
          </table:table-cell>
          <table:table-cell table:style-name="ce27" table:formula="of:=VALUE([.A36])" office:value-type="float" office:value="0.999988425925926" calcext:value-type="float">
            <text:p>0.9999884259</text:p>
          </table:table-cell>
          <table:table-cell table:style-name="ce27" table:formula="of:=TEXT([.A36];&quot;yyyy\-mm\-ddThh\:mm\:ss&quot;)" office:value-type="string" office:string-value="1904-01-01T23:59:59" calcext:value-type="string">
            <text:p>1904-01-01T23:59:59</text:p>
          </table:table-cell>
          <table:table-cell table:style-name="ce27" office:value-type="string" calcext:value-type="string">
            <text:p>almost midnight</text:p>
          </table:table-cell>
          <table:table-cell table:style-name="ce27" office:value-type="string" calcext:value-type="string">
            <text:p>formatted as nfFmtDateTime, ms</text:p>
          </table:table-cell>
          <table:table-cell table:number-columns-repeated="1019"/>
        </table:table-row>
        <table:table-row table:style-name="ro3">
          <table:table-cell table:style-name="ce25" office:value-type="time" office:time-value="PT03H45M12S" calcext:value-type="time">
            <text:p>3:45:12</text:p>
          </table:table-cell>
          <table:table-cell table:style-name="ce27" table:formula="of:=VALUE([.A37])" office:value-type="float" office:value="0.156388888888889" calcext:value-type="float">
            <text:p>0.1563888889</text:p>
          </table:table-cell>
          <table:table-cell table:style-name="ce27" office:value-type="string" calcext:value-type="string">
            <text:p>3 hours 45 mins 12 secs</text:p>
          </table:table-cell>
          <table:table-cell table:style-name="ce27"/>
          <table:table-cell table:style-name="ce27" office:value-type="string" calcext:value-type="string">
            <text:p>formatted as nfTimeDuration</text:p>
          </table:table-cell>
          <table:table-cell table:number-columns-repeated="1019"/>
        </table:table-row>
        <table:table-row table:style-name="ro3">
          <table:table-cell table:style-name="ce25" office:value-type="time" office:time-value="PT27H45M12S" calcext:value-type="time">
            <text:p>27:45:12</text:p>
          </table:table-cell>
          <table:table-cell table:style-name="ce27" table:formula="of:=VALUE([.A38])" office:value-type="float" office:value="1.15638888888889" calcext:value-type="float">
            <text:p>1.1563888889</text:p>
          </table:table-cell>
          <table:table-cell table:style-name="ce27" office:value-type="string" calcext:value-type="string">
            <text:p>the same plus 1 day</text:p>
          </table:table-cell>
          <table:table-cell table:style-name="ce27"/>
          <table:table-cell table:style-name="ce27" office:value-type="string" calcext:value-type="string">
            <text:p>formatted as nfTimeDuration</text:p>
          </table:table-cell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5P0" style:volatile="true">
      <number:text> €</number:text>
      <number:number number:decimal-places="2" number:min-integer-digits="1" number:grouping="true"/>
      <number:text> </number:text>
    </number:number-style>
    <number:number-style style:name="N125P1" style:volatile="true">
      <number:text>-€</number:text>
      <number:number number:decimal-places="2" number:min-integer-digits="1" number:grouping="true"/>
      <number:text> </number:text>
    </number:number-style>
    <number:number-style style:name="N125P2" style:volatile="true">
      <number:text> €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27P0"/>
    </number:currency-style>
    <number:number-style style:name="N129P0" style:volatile="true">
      <number:text>€</number:text>
      <number:number number:decimal-places="0" number:min-integer-digits="1" number:grouping="true"/>
    </number:number-style>
    <number:number-style style:name="N129">
      <number:text>-€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</number:text>
      <number:number number:decimal-places="0" number:min-integer-digits="1" number:grouping="true"/>
    </number:number-style>
    <number:number-style style:name="N130">
      <style:text-properties fo:color="#ff0000"/>
      <number:text>-€</number:text>
      <number:number number:decimal-places="0" number:min-integer-digits="1" number:grouping="true"/>
      <style:map style:condition="value()&gt;=0" style:apply-style-name="N130P0"/>
    </number:number-style>
    <number:number-style style:name="N132P0" style:volatile="true">
      <number:text>€</number:text>
      <number:number number:decimal-places="2" number:min-integer-digits="1" number:grouping="true"/>
    </number:number-style>
    <number:number-style style:name="N132">
      <number:text>-€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€</number:text>
      <number:number number:decimal-places="2" number:min-integer-digits="1" number:grouping="true"/>
    </number:number-style>
    <number:number-style style:name="N133">
      <style:text-properties fo:color="#ff0000"/>
      <number:text>-€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</number:number-style>
    <number:number-style style:name="N136">
      <number:text>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</number:text>
      <number:number number:decimal-places="0" number:min-integer-digits="1" number:grouping="true"/>
      <number:text> </number:text>
    </number:number-style>
    <number:number-style style:name="N145P1" style:volatile="true">
      <number:text>-€</number:text>
      <number:number number:decimal-places="0" number:min-integer-digits="1" number:grouping="true"/>
      <number:text> </number:text>
    </number:number-style>
    <number:number-style style:name="N145P2" style:volatile="true">
      <number:text> €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-</number:text>
      <number:number number:decimal-places="2" number:min-integer-digits="1" number:grouping="true"/>
      <number:text> </number:text>
    </number:number-style>
    <number:number-style style:name="N149P2" style:volatile="true"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5P0" style:volatile="true">
      <number:number number:decimal-places="0" number:min-integer-digits="1" number:grouping="true"/>
      <number:text> €</number:text>
    </number:number-style>
    <number:number-style style:name="N155">
      <number:text>-</number:text>
      <number:number number:decimal-places="0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0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6P0"/>
    </number:number-style>
    <number:number-style style:name="N158P0" style:volatile="true">
      <number:number number:decimal-places="2" number:min-integer-digits="1" number:grouping="true"/>
      <number:text> €</number:text>
    </number:number-style>
    <number:number-style style:name="N158">
      <number:text>-</number:text>
      <number:number number:decimal-places="2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9P0"/>
    </number:number-style>
    <number:number-style style:name="N163P0" style:volatile="true">
      <number:number number:decimal-places="0" number:min-integer-digits="1" number:grouping="true"/>
      <number:text> € </number:text>
    </number:number-style>
    <number:number-style style:name="N163P1" style:volatile="true">
      <number:text>-</number:text>
      <number:number number:decimal-places="0" number:min-integer-digits="1" number:grouping="true"/>
      <number:text> € </number:text>
    </number:number-style>
    <number:number-style style:name="N163P2" style:volatile="true">
      <number:text>- €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0" number:min-integer-digits="1" number:grouping="true"/>
      <number:text>    </number:text>
    </number:number-style>
    <number:number-style style:name="N167P1" style:volatile="true">
      <number:text>-</number:text>
      <number:number number:decimal-places="0" number:min-integer-digits="1" number:grouping="true"/>
      <number:text>    </number:text>
    </number:number-style>
    <number:number-style style:name="N167P2" style:volatile="true">
      <number:text>-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2" number:min-integer-digits="1" number:grouping="true"/>
      <number:text> € </number:text>
    </number:number-style>
    <number:number-style style:name="N171P1" style:volatile="true">
      <number:text>-</number:text>
      <number:number number:decimal-places="2" number:min-integer-digits="1" number:grouping="true"/>
      <number:text> € </number:text>
    </number:number-style>
    <number:number-style style:name="N171P2" style:volatile="true">
      <number:text>-</number:text>
      <number:number number:decimal-places="0" number:min-integer-digits="0"/>
      <number:text>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   </number:text>
    </number:number-style>
    <number:number-style style:name="N175P1" style:volatile="true">
      <number:text>-</number:text>
      <number:number number:decimal-places="2" number:min-integer-digits="1" number:grouping="true"/>
      <number:text>    </number:text>
    </number:number-style>
    <number:number-style style:name="N175P2" style:volatile="true">
      <number:text>-</number:text>
      <number:number number:decimal-places="0" number:min-integer-digits="0"/>
      <number:text>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Ja</number:text>
    </number:number-style>
    <number:number-style style:name="N177P1" style:volatile="true">
      <number:text>Ja</number:text>
    </number:number-style>
    <number:number-style style:name="N177">
      <number:text>Ne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Waar</number:text>
    </number:number-style>
    <number:number-style style:name="N179P1" style:volatile="true">
      <number:text>Waar</number:text>
    </number:number-style>
    <number:number-style style:name="N179">
      <number:text>Niet waar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Aan</number:text>
    </number:number-style>
    <number:number-style style:name="N181P1" style:volatile="true">
      <number:text>Aan</number:text>
    </number:number-style>
    <number:number-style style:name="N181">
      <number:text>Uit</number:text>
      <style:map style:condition="value()&gt;0" style:apply-style-name="N181P0"/>
      <style:map style:condition="value()&lt;0" style:apply-style-name="N181P1"/>
    </number:number-style>
    <number:currency-style style:name="N183P0" style:volatile="true">
      <number:currency-symbol number:language="en" number:country="IE">€</number:currency-symbol>
      <number:text> </number:text>
      <number:number number:decimal-places="5" number:min-integer-digits="0" number:decimal-replacement=""/>
      <number:text> </number:text>
    </number:currency-style>
    <number:currency-style style:name="N183">
      <style:text-properties fo:color="#ff0000"/>
      <number:text>(</number:text>
      <number:currency-symbol number:language="en" number:country="IE"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83P0"/>
    </number:currency-style>
    <number:currency-style style:name="N18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7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8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time-style style:name="N189P0" style:volatile="true">
      <number:hours/>
      <number:text>:</number:text>
      <number:minutes number:style="long"/>
    </number:time-style>
    <number:text-style style:name="N189">
      <number:text-content/>
      <style:map style:condition="value()&gt;=0" style:apply-style-name="N189P0"/>
    </number:text-style>
    <number:time-style style:name="N19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IE">
      <number:day number:style="long"/>
      <number:text>-</number:text>
      <number:month number:textual="true"/>
    </number:date-style>
    <number:date-style style:name="N10112" number:language="en" number:country="IE">
      <number:month number:textual="true"/>
      <number:text>-</number:text>
      <number:year/>
    </number:date-style>
    <number:time-style style:name="N10113" number:language="en" number:country="IE">
      <number:hours/>
      <number:text>:</number:text>
      <number:minutes number:style="long"/>
      <number:text> </number:text>
      <number:am-pm/>
    </number:time-style>
    <number:time-style style:name="N10114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IE">
      <number:text>€</number:text>
      <number:number number:decimal-places="0" number:min-integer-digits="1" number:grouping="true"/>
    </number:number-style>
    <number:number-style style:name="N10117" number:language="en" number:country="IE">
      <number:text>-€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IE">
      <number:text>€</number:text>
      <number:number number:decimal-places="0" number:min-integer-digits="1" number:grouping="true"/>
    </number:number-style>
    <number:number-style style:name="N10118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0118P0"/>
    </number:number-style>
    <number:number-style style:name="N10120P0" style:volatile="true" number:language="en" number:country="IE">
      <number:text>€</number:text>
      <number:number number:decimal-places="2" number:min-integer-digits="1" number:grouping="true"/>
    </number:number-style>
    <number:number-style style:name="N10120" number:language="en" number:country="IE">
      <number:text>-€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IE">
      <number:text>€</number:text>
      <number:number number:decimal-places="2" number:min-integer-digits="1" number:grouping="true"/>
    </number:number-style>
    <number:number-style style:name="N10121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0121P0"/>
    </number:number-style>
    <number:time-style style:name="N20121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20121" number:language="en" number:country="US">
      <number:text-content/>
      <style:map style:condition="value()&gt;=0" style:apply-style-name="N20121P0"/>
    </number:text-style>
    <number:time-style style:name="N20123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20123" number:language="en" number:country="US">
      <number:text-content/>
      <style:map style:condition="value()&gt;=0" style:apply-style-name="N20123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 style:data-style-name="N2" text:time-value="21:25:57.42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Pamler</meta:initial-creator>
    <meta:creation-date>2014-06-01T12:08:22.89</meta:creation-date>
    <dc:date>2014-06-04T21:26:49.399000000</dc:date>
    <meta:editing-duration>PT10M8S</meta:editing-duration>
    <meta:editing-cycles>3</meta:editing-cycles>
    <meta:generator>LibreOffice/4.2.4.2$Windows_x86 LibreOffice_project/63150712c6d317d27ce2db16eb94c2f3d7b699f8</meta:generator>
    <meta:document-statistic meta:table-count="3" meta:cell-count="238" meta:object-count="0"/>
  </office:meta>
</office:document-meta>
</file>